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0.921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ro22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1.947cm" fo:break-before="auto" style:use-optimal-row-height="tru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2.817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5.528cm" fo:break-before="auto" style:use-optimal-row-height="true"/>
    </style:style>
    <style:style style:name="ro27" style:family="table-row">
      <style:table-row-properties style:row-height="2.579cm" fo:break-before="auto" style:use-optimal-row-height="true"/>
    </style:style>
    <style:style style:name="ro28" style:family="table-row">
      <style:table-row-properties style:row-height="4.685cm" fo:break-before="auto" style:use-optimal-row-height="true"/>
    </style:style>
    <style:style style:name="ro29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5" style:family="table-cell" style:parent-style-name="Default">
      <style:table-cell-properties fo:wrap-option="wrap"/>
      <style:text-properties style:font-name="Ari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middle"/>
      <style:text-properties style:font-name="Arial" fo:font-size="10pt"/>
    </style:style>
    <style:style style:name="ce17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wrap-option="wrap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font-name="Arial" fo:font-size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6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wrap-option="wrap"/>
      <style:text-properties style:font-name="Arial" fo:font-size="10pt" fo:font-weight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26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3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1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9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200" style:family="table-cell" style:parent-style-name="Default">
      <style:text-properties style:font-name="Arial" fo:font-size="10pt"/>
    </style:style>
    <style:style style:name="ce201" style:family="table-cell" style:parent-style-name="Default">
      <style:text-properties style:font-name="Arial" fo:font-size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" style:family="text">
      <style:text-properties style:font-name-asian="ＭＳ Ｐゴシック" style:font-name-complex="Tahoma1"/>
    </style:style>
    <style:style style:name="T6" style:family="text">
      <style:text-properties style:font-name-asian="Tahoma" style:font-name-complex="Tahoma2"/>
    </style:style>
    <style:style style:name="T5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7" style:family="text">
      <style:text-properties fo:font-weight="bold"/>
    </style:style>
    <style:style style:name="T8" style:family="text">
      <style:text-properties fo:color="#000000" fo:language="en" fo:country="GB" style:font-name-asian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1">
          <table:table-cell table:style-name="ce128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32" table:number-columns-repeated="2"/>
          <table:table-cell table:style-name="ce128"/>
          <table:table-cell table:style-name="ce128" table:number-columns-spanned="3" table:number-rows-spanned="1"/>
          <table:covered-table-cell table:number-columns-repeated="2" table:style-name="ce128"/>
          <table:table-cell table:style-name="ce128" table:number-columns-repeated="248"/>
          <table:table-cell/>
        </table:table-row>
        <table:table-row table:style-name="ro1" table:number-rows-repeated="3">
          <table:table-cell table:style-name="ce129"/>
          <table:table-cell table:number-columns-repeated="2"/>
          <table:table-cell table:style-name="ce129" table:number-columns-repeated="3"/>
          <table:table-cell table:style-name="ce128" table:number-columns-repeated="249"/>
          <table:table-cell/>
        </table:table-row>
        <table:table-row table:style-name="ro11">
          <table:table-cell table:style-name="ce129"/>
          <table:table-cell table:number-columns-repeated="2"/>
          <table:table-cell table:style-name="ce129" table:number-columns-repeated="3"/>
          <table:table-cell table:style-name="ce128" table:number-columns-repeated="249"/>
          <table:table-cell/>
        </table:table-row>
        <table:table-row table:style-name="ro12">
          <table:table-cell table:style-name="ce129"/>
          <table:table-cell table:style-name="ce133" office:value-type="string">
            <text:p>PLF-EXOGTN REGRESSION TEST CASES</text:p>
          </table:table-cell>
          <table:table-cell table:style-name="ce129" table:number-columns-repeated="4"/>
          <table:table-cell table:style-name="ce128" table:number-columns-repeated="249"/>
          <table:table-cell/>
        </table:table-row>
        <table:table-row table:style-name="ro1">
          <table:table-cell table:style-name="ce129"/>
          <table:table-cell table:style-name="ce134" office:value-type="string">
            <text:p>Version:</text:p>
          </table:table-cell>
          <table:table-cell table:style-name="ce141" office:value-type="float" office:value="1.1">
            <text:p>1.1</text:p>
          </table:table-cell>
          <table:table-cell table:style-name="ce129" table:number-columns-repeated="3"/>
          <table:table-cell table:style-name="ce128" table:number-columns-repeated="249"/>
          <table:table-cell/>
        </table:table-row>
        <table:table-row table:style-name="ro1">
          <table:table-cell table:style-name="ce129"/>
          <table:table-cell table:style-name="ce134" office:value-type="string">
            <text:p>Issue date:</text:p>
          </table:table-cell>
          <table:table-cell table:style-name="ce145" office:value-type="float" office:value="41052">
            <text:p>23-May-12</text:p>
          </table:table-cell>
          <table:table-cell table:style-name="ce129" table:number-columns-repeated="3"/>
          <table:table-cell table:style-name="ce128" table:number-columns-repeated="249"/>
          <table:table-cell/>
        </table:table-row>
        <table:table-row table:style-name="ro1">
          <table:table-cell table:style-name="ce129"/>
          <table:table-cell table:style-name="ce134" office:value-type="string">
            <text:p>Product Name:</text:p>
          </table:table-cell>
          <table:table-cell table:style-name="ce141" office:value-type="string">
            <text:p>GateIn</text:p>
          </table:table-cell>
          <table:table-cell table:style-name="ce129" table:number-columns-repeated="3"/>
          <table:table-cell table:style-name="ce128" table:number-columns-repeated="249"/>
          <table:table-cell/>
        </table:table-row>
        <table:table-row table:style-name="ro1">
          <table:table-cell table:style-name="ce129"/>
          <table:table-cell table:style-name="ce134" office:value-type="string">
            <text:p>Product Code:</text:p>
          </table:table-cell>
          <table:table-cell table:style-name="ce141" office:value-type="string">
            <text:p>EXOGTN</text:p>
          </table:table-cell>
          <table:table-cell table:style-name="ce129" table:number-columns-repeated="3"/>
          <table:table-cell table:style-name="ce128" table:number-columns-repeated="249"/>
          <table:table-cell/>
        </table:table-row>
        <table:table-row table:style-name="ro1">
          <table:table-cell table:style-name="ce129"/>
          <table:table-cell table:style-name="ce134" office:value-type="string">
            <text:p>Module:</text:p>
          </table:table-cell>
          <table:table-cell table:style-name="ce141" office:value-type="string">
            <text:p>Regression</text:p>
          </table:table-cell>
          <table:table-cell table:style-name="ce174"/>
          <table:table-cell table:style-name="ce129" table:number-columns-repeated="2"/>
          <table:table-cell table:style-name="ce128" table:number-columns-repeated="249"/>
          <table:table-cell/>
        </table:table-row>
        <table:table-row table:style-name="ro1">
          <table:table-cell table:style-name="ce130"/>
          <table:table-cell table:style-name="ce134" office:value-type="string">
            <text:p>Total Cases:</text:p>
          </table:table-cell>
          <table:table-cell table:style-name="ce151" table:formula="of:=[Summary_Report.F28]" office:value-type="float" office:value="16">
            <text:p>16</text:p>
          </table:table-cell>
          <table:table-cell table:number-columns-repeated="4"/>
          <table:table-cell table:style-name="ce130" table:number-columns-repeated="248"/>
          <table:table-cell/>
        </table:table-row>
        <table:table-row table:style-name="ro13">
          <table:table-cell table:style-name="ce130"/>
          <table:table-cell table:style-name="ce135" office:value-type="string">
            <text:p>Test Status:</text:p>
          </table:table-cell>
          <table:table-cell table:style-name="ce17" office:value-type="string">
            <text:p><text:span text:style-name="T7">Passed:</text:span> Test is OK</text:p>
            <text:p><text:span text:style-name="T7">Blocked:</text:span> Could not run the test (another bug is blocking)</text:p>
            <text:p><text:span text:style-name="T7">Failed:</text:span> Test failed, a bug is entered on it (please add the bug ID)</text:p>
            <text:p><text:span text:style-name="T7">N/A:</text:span> Test is not possible to run on this version</text:p>
          </table:table-cell>
          <table:table-cell table:number-columns-repeated="4"/>
          <table:table-cell table:style-name="ce130" table:number-columns-repeated="248"/>
          <table:table-cell/>
        </table:table-row>
        <table:table-row table:style-name="ro1">
          <table:table-cell table:style-name="ce130"/>
          <table:table-cell table:number-columns-repeated="6"/>
          <table:table-cell table:style-name="ce130" table:number-columns-repeated="248"/>
          <table:table-cell/>
        </table:table-row>
        <table:table-row table:style-name="ro15">
          <table:table-cell table:style-name="ce131"/>
          <table:table-cell table:style-name="ce136" office:value-type="string">
            <text:p>Record of change:</text:p>
          </table:table-cell>
          <table:table-cell table:style-name="ce128" table:number-columns-repeated="5"/>
          <table:table-cell table:style-name="ce131" table:number-columns-repeated="248"/>
          <table:table-cell/>
        </table:table-row>
        <table:table-row table:style-name="ro16">
          <table:table-cell table:style-name="ce131"/>
          <table:table-cell table:style-name="ce137" office:value-type="string">
            <text:p>Effective Date</text:p>
          </table:table-cell>
          <table:table-cell table:style-name="ce157" office:value-type="string">
            <text:p>Version</text:p>
          </table:table-cell>
          <table:table-cell table:style-name="ce157" office:value-type="string">
            <text:p>Change description</text:p>
          </table:table-cell>
          <table:table-cell table:style-name="ce157" office:value-type="string">
            <text:p>Originator</text:p>
          </table:table-cell>
          <table:table-cell table:style-name="ce189" office:value-type="string">
            <text:p>Reviewer/</text:p>
            <text:p>Approver</text:p>
          </table:table-cell>
          <table:table-cell table:style-name="ce190" office:value-type="string">
            <text:p>Reference</text:p>
          </table:table-cell>
          <table:table-cell table:style-name="ce131" table:number-columns-repeated="248"/>
          <table:table-cell/>
        </table:table-row>
        <table:table-row table:style-name="ro1">
          <table:table-cell table:style-name="ce131"/>
          <table:table-cell table:style-name="ce138" office:value-type="float" office:value="40822">
            <text:p>6-Oct-11</text:p>
          </table:table-cell>
          <table:table-cell table:style-name="ce168" office:value-type="string">
            <text:p>1.0</text:p>
          </table:table-cell>
          <table:table-cell table:style-name="ce177" office:value-type="string">
            <text:p>Write regression test for EXOGTN</text:p>
          </table:table-cell>
          <table:table-cell table:style-name="ce185" office:value-type="string">
            <text:p>hang_nguyen</text:p>
          </table:table-cell>
          <table:table-cell table:style-name="ce186"/>
          <table:table-cell table:style-name="ce191"/>
          <table:table-cell table:style-name="ce130"/>
          <table:table-cell table:style-name="ce131" table:number-columns-repeated="247"/>
          <table:table-cell/>
        </table:table-row>
        <table:table-row table:style-name="ro7">
          <table:table-cell table:style-name="ce130"/>
          <table:table-cell table:style-name="ce138" office:value-type="float" office:value="41052">
            <text:p>23-May-12</text:p>
          </table:table-cell>
          <table:table-cell table:style-name="ce168" office:value-type="string">
            <text:p>1.1</text:p>
          </table:table-cell>
          <table:table-cell table:style-name="ce177" office:value-type="string">
            <text:p>Write regression test for EXOGTN for PLF 3.0.8 and 3.0.9</text:p>
          </table:table-cell>
          <table:table-cell table:style-name="ce185" office:value-type="string">
            <text:p>hang_nguyen</text:p>
          </table:table-cell>
          <table:table-cell table:style-name="ce186"/>
          <table:table-cell table:style-name="ce191"/>
          <table:table-cell table:style-name="ce130" table:number-columns-repeated="248"/>
          <table:table-cell/>
        </table:table-row>
        <table:table-row table:style-name="ro1">
          <table:table-cell table:style-name="ce130"/>
          <table:table-cell table:style-name="ce139"/>
          <table:table-cell table:style-name="ce170"/>
          <table:table-cell table:style-name="ce178" table:number-columns-repeated="2"/>
          <table:table-cell table:style-name="ce186"/>
          <table:table-cell table:style-name="ce192"/>
          <table:table-cell table:style-name="ce130" table:number-columns-repeated="248"/>
          <table:table-cell/>
        </table:table-row>
        <table:table-row table:style-name="ro1">
          <table:table-cell table:style-name="ce130"/>
          <table:table-cell table:style-name="ce139"/>
          <table:table-cell table:style-name="ce170"/>
          <table:table-cell table:style-name="ce179"/>
          <table:table-cell table:style-name="ce186" table:number-columns-repeated="2"/>
          <table:table-cell table:style-name="ce192"/>
          <table:table-cell table:style-name="ce130" table:number-columns-repeated="248"/>
          <table:table-cell/>
        </table:table-row>
        <table:table-row table:style-name="ro1">
          <table:table-cell table:style-name="ce130"/>
          <table:table-cell table:style-name="ce139"/>
          <table:table-cell table:style-name="ce170"/>
          <table:table-cell table:style-name="ce179"/>
          <table:table-cell table:style-name="ce186" table:number-columns-repeated="2"/>
          <table:table-cell table:style-name="ce193"/>
          <table:table-cell table:style-name="ce130" table:number-columns-repeated="248"/>
          <table:table-cell/>
        </table:table-row>
        <table:table-row table:style-name="ro1">
          <table:table-cell table:style-name="ce130"/>
          <table:table-cell table:style-name="ce139"/>
          <table:table-cell table:style-name="ce170"/>
          <table:table-cell table:style-name="ce180"/>
          <table:table-cell table:style-name="ce186" table:number-columns-repeated="2"/>
          <table:table-cell table:style-name="ce192"/>
          <table:table-cell table:style-name="ce130" table:number-columns-repeated="248"/>
          <table:table-cell/>
        </table:table-row>
        <table:table-row table:style-name="ro1">
          <table:table-cell table:style-name="ce130"/>
          <table:table-cell table:style-name="ce139"/>
          <table:table-cell table:style-name="ce170"/>
          <table:table-cell table:style-name="ce181"/>
          <table:table-cell table:style-name="ce186" table:number-columns-repeated="2"/>
          <table:table-cell table:style-name="ce192"/>
          <table:table-cell table:style-name="ce130" table:number-columns-repeated="248"/>
          <table:table-cell/>
        </table:table-row>
        <table:table-row table:style-name="ro1">
          <table:table-cell table:style-name="ce130"/>
          <table:table-cell table:style-name="ce139"/>
          <table:table-cell table:style-name="ce170"/>
          <table:table-cell table:style-name="ce182"/>
          <table:table-cell table:style-name="ce186" table:number-columns-repeated="2"/>
          <table:table-cell table:style-name="ce192"/>
          <table:table-cell table:style-name="ce128"/>
          <table:table-cell table:style-name="ce130" table:number-columns-repeated="247"/>
          <table:table-cell/>
        </table:table-row>
        <table:table-row table:style-name="ro1">
          <table:table-cell table:style-name="ce128"/>
          <table:table-cell table:style-name="ce139"/>
          <table:table-cell table:style-name="ce170"/>
          <table:table-cell table:style-name="ce183"/>
          <table:table-cell table:style-name="ce186" table:number-columns-repeated="2"/>
          <table:table-cell table:style-name="ce192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9"/>
          <table:table-cell table:style-name="ce170"/>
          <table:table-cell table:style-name="ce184"/>
          <table:table-cell table:style-name="ce186"/>
          <table:table-cell table:style-name="ce187"/>
          <table:table-cell table:style-name="ce192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9"/>
          <table:table-cell table:style-name="ce170"/>
          <table:table-cell table:style-name="ce184"/>
          <table:table-cell table:style-name="ce187" table:number-columns-repeated="2"/>
          <table:table-cell table:style-name="ce192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40"/>
          <table:table-cell table:style-name="ce173"/>
          <table:table-cell/>
          <table:table-cell table:style-name="ce188" table:number-columns-repeated="2"/>
          <table:table-cell table:style-name="ce194"/>
          <table:table-cell table:style-name="ce128" table:number-columns-repeated="248"/>
          <table:table-cell/>
        </table:table-row>
        <table:table-row table:style-name="ro1">
          <table:table-cell table:style-name="ce128" table:number-columns-repeated="255"/>
          <table:table-cell/>
        </table:table-row>
        <table:table-row table:style-name="ro1">
          <table:table-cell table:style-name="ce128"/>
          <table:table-cell table:number-columns-repeated="7"/>
          <table:table-cell table:style-name="ce128" table:number-columns-repeated="247"/>
          <table:table-cell/>
        </table:table-row>
        <table:table-row table:style-name="ro1" table:number-rows-repeated="3">
          <table:table-cell table:style-name="ce128" table:number-columns-repeated="255"/>
          <table:table-cell/>
        </table:table-row>
        <table:table-row table:style-name="ro1" table:number-rows-repeated="9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" table:number-rows-repeated="11">
          <table:table-cell table:style-name="ce128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7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7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6"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61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5" table:number-columns-repeated="250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65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2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62" office:value-type="string">
            <text:p>High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62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3" office:value-type="string" table:number-columns-spanned="4" table:number-rows-spanned="1">
            <text:p>Bugs v.3.1.13</text:p>
          </table:table-cell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65" office:value-type="string">
            <text:p>Low</text:p>
          </table:table-cell>
          <table:table-cell table:style-name="ce65" table:number-columns-repeated="251"/>
          <table:table-cell table:style-name="ce66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65" office:value-type="string">
            <text:p>Medium</text:p>
          </table:table-cell>
          <table:table-cell table:style-name="ce65" table:number-columns-repeated="251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5"/>
          <table:table-cell table:style-name="ce55"/>
          <table:table-cell table:style-name="ce62"/>
          <table:table-cell table:style-name="ce65" table:number-columns-repeated="252"/>
          <table:table-cell table:style-name="ce66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8"/>
          <table:covered-table-cell table:style-name="ce65"/>
          <table:table-cell table:style-name="ce65" table:number-columns-repeated="251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48"/>
          <table:table-cell table:style-name="ce65" table:number-columns-repeated="252"/>
          <table:table-cell table:style-name="ce66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8" table:number-columns-repeated="3"/>
          <table:table-cell table:style-name="ce65" table:number-columns-repeated="252"/>
          <table:table-cell table:style-name="ce66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style-name="ce49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5">
            <text:p>5</text:p>
          </table:table-cell>
          <table:table-cell table:style-name="ce171" table:formula="of:=COUNTIF([.N$7:.N$977];[.$L1])" office:value-type="float" office:value="5">
            <text:p>5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0.5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7">
          <table:table-cell table:style-name="ce144" office:value-type="float" office:value="1">
            <text:p>001</text:p>
          </table:table-cell>
          <table:table-cell table:style-name="ce44" office:value-type="string">
            <text:p>REG_PLF305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5_EXOGTN_001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59" office:value-type="string">
            <text:p>Step 1: Change config in file sever.xml</text:p>
          </table:table-cell>
          <table:table-cell table:style-name="ce165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98" office:value-type="string">
            <text:p>- Edit file successfully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EXOGTN-290</text:p>
            <text:p>CPP_827</text:p>
          </table:table-cell>
          <table:table-cell table:style-name="ce60" office:value-type="string">
            <text:p>Wrong label in Todolist gadge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2: Run localhost by port 9090</text:p>
          </table:table-cell>
          <table:table-cell table:style-name="ce166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59" office:value-type="string">
            <text:p>Go to portal successfully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5_EXOGTN_001">
            <text:p>REG_PLF305_EXOGTN_001</text:p>
          </table:table-cell>
          <table:table-cell table:style-name="ce161" office:value-type="string">
            <text:p>Check label in Todolist Gadget</text:p>
          </table:table-cell>
          <table:table-cell table:style-name="ce59" office:value-type="string">
            <text:p>Step 3: Check label of to do gadget</text:p>
          </table:table-cell>
          <table:table-cell table:style-name="ce59" office:value-type="string">
            <text:p>- Go to Dashboard page</text:p>
            <text:p>- Drag &amp; drop to Todo gadget into page</text:p>
          </table:table-cell>
          <table:table-cell table:style-name="ce59" office:value-type="string">
            <text:p>Label of Todo gadget is displayed correctly</text:p>
          </table:table-cell>
          <table:table-cell table:style-name="ce59" office:value-type="string">
            <text:p>Medium</text:p>
          </table:table-cell>
          <table:table-cell table:style-name="ce59" office:value-type="string">
            <text:p>EXOGTN-221</text:p>
            <text:p>CPP_883</text:p>
          </table:table-cell>
          <table:table-cell table:style-name="ce59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9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4" office:value-type="string">
            <text:p>REG_PLF305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5_EXOGTN_002">
            <text:p>REG_PLF305_EXOGTN_002</text:p>
          </table:table-cell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Step 1: Check when add page wizard at step 1</text:p>
          </table:table-cell>
          <table:table-cell table:style-name="ce59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/>
          <table:table-cell table:style-name="ce199" office:value-type="string">
            <text:p>The day of the month in the calendar pop-up is not translated to French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style-name="ce144"/>
          <table:table-cell table:style-name="ce44" office:value-type="string">
            <text:p>REG_PLF305_EXOGTN_002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table:formula="of:=[.B11]" office:value-type="string" office:string-value="REG_PLF305_EXOGTN_002">
            <text:p>REG_PLF305_EXOGTN_002</text:p>
          </table:table-cell>
          <table:table-cell table:style-name="ce162" office:value-type="string">
            <text:p>Check The day of the month in the calendar pop-up is translated to French</text:p>
          </table:table-cell>
          <table:table-cell table:style-name="ce59" office:value-type="string">
            <text:p>Step 2: Check when create document </text:p>
          </table:table-cell>
          <table:table-cell table:style-name="ce59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59" office:value-type="string">
            <text:p>Mini calendar is translated in French somewhere </text:p>
          </table:table-cell>
          <table:table-cell table:style-name="ce59" office:value-type="string">
            <text:p>Medium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58"/>
          <table:table-cell table:style-name="ce162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58"/>
          <table:table-cell table:style-name="ce50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61"/>
          <table:table-cell table:style-name="ce52"/>
          <table:table-cell table:style-name="ce60" table:number-columns-repeated="5"/>
          <table:table-cell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61"/>
          <table:table-cell table:style-name="ce163"/>
          <table:table-cell table:style-name="ce59" table:number-columns-repeated="3"/>
          <table:table-cell table:style-name="ce60"/>
          <table:table-cell table:number-columns-repeated="247"/>
        </table:table-row>
        <table:table-row table:style-name="ro1">
          <table:table-cell table:style-name="ce195"/>
          <table:table-cell table:style-name="ce196"/>
          <table:table-cell table:style-name="ce197"/>
          <table:table-cell table:style-name="ce61"/>
          <table:table-cell table:style-name="ce89"/>
          <table:table-cell table:style-name="ce59" table:number-columns-repeated="251"/>
        </table:table-row>
        <table:table-row table:style-name="ro1" table:number-rows-repeated="1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0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12">
            <text:p>12</text:p>
          </table:table-cell>
          <table:table-cell table:style-name="ce171" table:formula="of:=COUNTIF([.N$7:.N$977];[.$L1])" office:value-type="float" office:value="12">
            <text:p>12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200"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6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200"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4" table:number-columns-spanned="3" table:number-rows-spanned="1">
            <text:p>4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 table:style-name="ce200"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 table:style-name="ce200"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7">
          <table:table-cell table:style-name="ce144" office:value-type="float" office:value="1">
            <text:p>001</text:p>
          </table:table-cell>
          <table:table-cell table:style-name="ce44" office:value-type="string">
            <text:p>REG_PLF306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6_EXOGTN_001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9" office:value-type="string">
            <text:p>Step 1: Add new node</text:p>
          </table:table-cell>
          <table:table-cell table:style-name="ce165" office:value-type="string">
            <text:p>- Go to Content Explorer</text:p>
            <text:p>- Create new node (content folder for example)</text:p>
            <text:p/>
          </table:table-cell>
          <table:table-cell table:style-name="ce198" office:value-type="string">
            <text:p>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898</text:p>
            <text:p>EXOGTN-372</text:p>
          </table:table-cell>
          <table:table-cell table:style-name="ce60" office:value-type="string">
            <text:p>Cannot add value to a multi value boolean property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2: Check view node properties</text:p>
          </table:table-cell>
          <table:table-cell table:style-name="ce166" office:value-type="string">
            <text:p><text:span text:style-name="T8">- From </text:span><text:span text:style-name="T8">system view </text:span><text:span text:style-name="T8">choose 'View </text:span><text:span text:style-name="T8">Node </text:span><text:span text:style-name="T8">Properties'</text:span></text:p>
            <text:p><text:span text:style-name="T8">- Click Add </text:span><text:span text:style-name="T8">New Property</text:span></text:p>
            <text:p><text:span text:style-name="T8">- Add </text:span><text:span text:style-name="T8">"multiValuePr</text:span><text:span text:style-name="T8">operty", </text:span><text:span text:style-name="T8">choose the </text:span><text:span text:style-name="T8">Boolean type </text:span><text:span text:style-name="T8">for this </text:span><text:span text:style-name="T8">property and </text:span><text:span text:style-name="T8">make </text:span><text:span text:style-name="T8">"Multiple" </text:span><text:span text:style-name="T8">option to </text:span><text:span text:style-name="T8">false.</text:span></text:p>
            <text:p><text:span text:style-name="T8">- Value </text:span><text:span text:style-name="T8">checkbox is </text:span><text:span text:style-name="T8">checked</text:span></text:p>
            <text:p><text:span text:style-name="T8">- Save</text:span></text:p>
          </table:table-cell>
          <table:table-cell table:style-name="ce59" office:value-type="string">
            <text:p>Add new node properties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7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6_EXOGTN_001">
            <text:p>REG_PLF306_EXOGTN_001</text:p>
          </table:table-cell>
          <table:table-cell table:style-name="ce161" office:value-type="string">
            <text:p>Check add value to a multi value boolean property</text:p>
          </table:table-cell>
          <table:table-cell table:style-name="ce59" office:value-type="string">
            <text:p>Step 3: Check after add new node properties</text:p>
          </table:table-cell>
          <table:table-cell table:style-name="ce59" office:value-type="string">
            <text:p>- Click edit this node at step 2</text:p>
          </table:table-cell>
          <table:table-cell table:style-name="ce59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8" table:formula="of:=[.B10]" office:value-type="string" office:string-value="REG_PLF306_EXOGTN_002">
            <text:p>REG_PLF306_EXOGTN_002</text:p>
          </table:table-cell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Step 1: Create RTF created with MS wordpad</text:p>
          </table:table-cell>
          <table:table-cell table:style-name="ce59" office:value-type="string">
            <text:p>- Open wordpad</text:p>
            <text:p>- Create content </text:p>
            <text:p>- Click Save as with file “.rtf”</text:p>
          </table:table-cell>
          <table:table-cell table:style-name="ce59" office:value-type="string">
            <text:p>Create document successfully</text:p>
          </table:table-cell>
          <table:table-cell table:style-name="ce60" office:value-type="string">
            <text:p>Medium</text:p>
          </table:table-cell>
          <table:table-cell table:style-name="ce200" office:value-type="string">
            <text:p>CCP_734</text:p>
            <text:p>EXOGTN-374</text:p>
          </table:table-cell>
          <table:table-cell table:style-name="ce162" office:value-type="string">
            <text:p>Mime Type definition for file uploading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156" office:value-type="float" office:value="1">
            <text:p>001</text:p>
          </table:table-cell>
          <table:table-cell table:style-name="ce58" table:formula="of:=[.B11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2: View doc </text:p>
          </table:table-cell>
          <table:table-cell table:style-name="ce59" office:value-type="string">
            <text:p>Open this document </text:p>
          </table:table-cell>
          <table:table-cell table:style-name="ce59" office:value-type="string">
            <text:p>View document without problem</text:p>
          </table:table-cell>
          <table:table-cell table:style-name="ce60" office:value-type="string">
            <text:p>Medium</text:p>
          </table:table-cell>
          <table:table-cell table:style-name="ce200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4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8" table:formula="of:=[.B12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3: Upload file</text:p>
          </table:table-cell>
          <table:table-cell table:style-name="ce59" office:value-type="string">
            <text:p>- Go to Content Explorer </text:p>
            <text:p>- upload a first RTF created with MS wordpad and preview it without problem</text:p>
          </table:table-cell>
          <table:table-cell table:style-name="ce59" office:value-type="string">
            <text:p>Upload file successfully</text:p>
          </table:table-cell>
          <table:table-cell table:style-name="ce60" office:value-type="string">
            <text:p>Medium</text:p>
          </table:table-cell>
          <table:table-cell table:style-name="ce200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5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8" table:formula="of:=[.B13]" office:value-type="string" office:string-value="REG_PLF306_EXOGTN_002">
            <text:p>REG_PLF306_EXOGTN_002</text:p>
          </table:table-cell>
          <table:table-cell table:style-name="ce162" office:value-type="string">
            <text:p>Mime Type definition for file uploading </text:p>
          </table:table-cell>
          <table:table-cell table:style-name="ce59" office:value-type="string">
            <text:p>Step 4: Edit document</text:p>
          </table:table-cell>
          <table:table-cell table:style-name="ce59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59" office:value-type="string">
            <text:p>Edit document successfully. Cee the new RTF content with <text:s/>the icon of RTF file display correctly</text:p>
          </table:table-cell>
          <table:table-cell table:style-name="ce60" office:value-type="string">
            <text:p>Medium</text:p>
          </table:table-cell>
          <table:table-cell table:style-name="ce200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8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8" table:formula="of:=[.B14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1: Check in Add metadata</text:p>
          </table:table-cell>
          <table:table-cell table:style-name="ce59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59" office:value-type="string">
            <text:p><text:s/>Tool-tip: "Add Item" is translated in French</text:p>
          </table:table-cell>
          <table:table-cell table:style-name="ce60" office:value-type="string">
            <text:p>Medium</text:p>
          </table:table-cell>
          <table:table-cell table:style-name="ce200" office:value-type="string">
            <text:p>CCP_977</text:p>
            <text:p>EXOGTN-389</text:p>
          </table:table-cell>
          <table:table-cell table:style-name="ce60" office:value-type="string">
            <text:p>label not translated into French in upload file</text:p>
          </table:table-cell>
          <table:table-cell table:style-name="ce20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3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8" table:formula="of:=[.B15]" office:value-type="string" office:string-value="REG_PLF306_EXOGTN_003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Step 2: Check in Create an action</text:p>
          </table:table-cell>
          <table:table-cell table:style-name="ce59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59" office:value-type="string">
            <text:p>Tool-tips: "Remove Item" and "Add Item" are translated in French.</text:p>
          </table:table-cell>
          <table:table-cell table:style-name="ce60" office:value-type="string">
            <text:p>Medium</text:p>
          </table:table-cell>
          <table:table-cell table:style-name="ce200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8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61" table:formula="of:=[.B16]" office:value-type="string" office:string-value="REG_PLF306_EXOGTN_004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Step 1: Launch portal web server</text:p>
          </table:table-cell>
          <table:table-cell table:style-name="ce60" office:value-type="string">
            <text:p>- Open terminal and start package</text:p>
          </table:table-cell>
          <table:table-cell table:style-name="ce60" office:value-type="string">
            <text:p>Start successful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CCP_1025</text:p>
            <text:p>EXOGTN-410</text:p>
          </table:table-cell>
          <table:table-cell table:style-name="ce60" office:value-type="string">
            <text:p>No Content-Type on css files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61" table:formula="of:=[.B17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2: Use telnet in order to connect to web server </text:p>
          </table:table-cell>
          <table:table-cell table:style-name="ce59" office:value-type="string">
            <text:p>- Launch command line by type: telnet localhost 8080</text:p>
          </table:table-cell>
          <table:table-cell table:style-name="ce59" office:value-type="string">
            <text:p>Run successfully</text:p>
          </table:table-cell>
          <table:table-cell table:style-name="ce60" office:value-type="string">
            <text:p>Medium</text:p>
          </table:table-cell>
          <table:table-cell table:style-name="ce200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6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61" table:formula="of:=[.B18]" office:value-type="string" office:string-value="REG_PLF306_EXOGTN_004">
            <text:p>REG_PLF306_EXOGTN_004</text:p>
          </table:table-cell>
          <table:table-cell table:style-name="ce163" office:value-type="string">
            <text:p>Check content type on CSS file ( without IE9)</text:p>
          </table:table-cell>
          <table:table-cell table:style-name="ce59" office:value-type="string">
            <text:p>Step 3: Request the header of a css file in console </text:p>
          </table:table-cell>
          <table:table-cell table:style-name="ce59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59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0" office:value-type="string">
            <text:p>Medium</text:p>
          </table:table-cell>
          <table:table-cell table:style-name="ce200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">
          <table:table-cell table:style-name="ce195"/>
          <table:table-cell table:style-name="ce196"/>
          <table:table-cell table:style-name="ce197"/>
          <table:table-cell table:style-name="ce61"/>
          <table:table-cell table:style-name="ce89"/>
          <table:table-cell table:style-name="ce59" table:number-columns-repeated="251"/>
        </table:table-row>
        <table:table-row table:style-name="ro1" table:number-rows-repeated="11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">
          <table:table-cell table:number-columns-repeated="9"/>
          <table:table-cell table:style-name="ce200" table:number-columns-repeated="2"/>
          <table:table-cell table:number-columns-repeated="245"/>
        </table:table-row>
        <table:table-row table:style-name="ro1" table:number-rows-repeated="1048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1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7];[.$L1])" office:value-type="float" office:value="0">
            <text:p>0</text:p>
          </table:table-cell>
          <table:table-cell table:style-name="ce171" table:formula="of:=COUNTIF([.M$7:.M$977];[.$L1])" office:value-type="float" office:value="16">
            <text:p>16</text:p>
          </table:table-cell>
          <table:table-cell table:style-name="ce171" table:formula="of:=COUNTIF([.N$7:.N$977];[.$L1])" office:value-type="float" office:value="16">
            <text:p>16</text:p>
          </table:table-cell>
          <table:table-cell table:style-name="ce171" table:formula="of:=COUNTIF([.O$7:.O$977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7];[.$L2])" office:value-type="float" office:value="0">
            <text:p>0</text:p>
          </table:table-cell>
          <table:table-cell table:style-name="ce171" table:formula="of:=COUNTIF([.M$7:.M$977];[.$L2])" office:value-type="float" office:value="0">
            <text:p>0</text:p>
          </table:table-cell>
          <table:table-cell table:style-name="ce171" table:formula="of:=COUNTIF([.N$7:.N$977];[.$L2])" office:value-type="float" office:value="0">
            <text:p>0</text:p>
          </table:table-cell>
          <table:table-cell table:style-name="ce171" table:formula="of:=COUNTIF([.O$7:.O$977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1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7];[.$L3])" office:value-type="float" office:value="0">
            <text:p>0</text:p>
          </table:table-cell>
          <table:table-cell table:style-name="ce171" table:formula="of:=COUNTIF([.M$7:.M$977];[.$L3])" office:value-type="float" office:value="0">
            <text:p>0</text:p>
          </table:table-cell>
          <table:table-cell table:style-name="ce171" table:formula="of:=COUNTIF([.N$7:.N$977];[.$L3])" office:value-type="float" office:value="0">
            <text:p>0</text:p>
          </table:table-cell>
          <table:table-cell table:style-name="ce171" table:formula="of:=COUNTIF([.O$7:.O$977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60])" office:value-type="float" office:value="6" table:number-columns-spanned="3" table:number-rows-spanned="1">
            <text:p>6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7];[.$L4])" office:value-type="float" office:value="0">
            <text:p>0</text:p>
          </table:table-cell>
          <table:table-cell table:style-name="ce171" table:formula="of:=COUNTIF([.M$7:.M$977];[.$L4])" office:value-type="float" office:value="0">
            <text:p>0</text:p>
          </table:table-cell>
          <table:table-cell table:style-name="ce171" table:formula="of:=COUNTIF([.N$7:.N$977];[.$L4])" office:value-type="float" office:value="0">
            <text:p>0</text:p>
          </table:table-cell>
          <table:table-cell table:style-name="ce171" table:formula="of:=COUNTIF([.O$7:.O$977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7];[.$L5])" office:value-type="float" office:value="0">
            <text:p>0</text:p>
          </table:table-cell>
          <table:table-cell table:style-name="ce171" table:formula="of:=COUNTIF([.M$7:.M$977];[.$L5])" office:value-type="float" office:value="0">
            <text:p>0</text:p>
          </table:table-cell>
          <table:table-cell table:style-name="ce171" table:formula="of:=COUNTIF([.N$7:.N$977];[.$L5])" office:value-type="float" office:value="0">
            <text:p>0</text:p>
          </table:table-cell>
          <table:table-cell table:style-name="ce171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17">
          <table:table-cell table:style-name="ce144" office:value-type="float" office:value="1">
            <text:p>001</text:p>
          </table:table-cell>
          <table:table-cell table:style-name="ce44" office:value-type="string">
            <text:p>REG_PLF307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7_EXOGTN_001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9" office:value-type="string">
            <text:p>Step 1: Edit site layout</text:p>
          </table:table-cell>
          <table:table-cell table:style-name="ce165" office:value-type="string">
            <text:p>- Login by root</text:p>
            <text:p>- Go to Edit site Layout</text:p>
            <text:p/>
          </table:table-cell>
          <table:table-cell table:style-name="ce198" office:value-type="string">
            <text:p>- Layout of site is displayed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32</text:p>
            <text:p>EXOGTN-767</text:p>
          </table:table-cell>
          <table:table-cell table:style-name="ce161" office:value-type="string">
            <text:p>PageBody placeholder DISAPPEARED on Site Layout Edi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3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2: Add new column container into page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3: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59" office:value-type="string">
            <text:p>- Page body is moved into column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3">
          <table:table-cell table:style-name="ce14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4" table:formula="of:=[.B10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4: Re add another two columns container </text:p>
          </table:table-cell>
          <table:table-cell table:style-name="ce166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59" office:value-type="string">
            <text:p>- Container tab appear</text:p>
            <text:p>- Drag &amp; drop two column into page successfully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16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8">
          <table:table-cell table:style-name="ce14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15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4" table:formula="of:=[.B11]" office:value-type="string" office:string-value="REG_PLF307_EXOGTN_001">
            <text:p>REG_PLF307_EXOGTN_001</text:p>
          </table:table-cell>
          <table:table-cell table:style-name="ce161" office:value-type="string">
            <text:p>Check PageBody displayed in Edit Site Layout </text:p>
          </table:table-cell>
          <table:table-cell table:style-name="ce59" office:value-type="string">
            <text:p>Step 5: Continue Drag &amp; drop page body into container</text:p>
          </table:table-cell>
          <table:table-cell table:style-name="ce59" office:value-type="string">
            <text:p>- Choose Application tab</text:p>
            <text:p>- Move pagebody inside one column of the new container</text:p>
            <text:p/>
          </table:table-cell>
          <table:table-cell table:style-name="ce59" office:value-type="string">
            <text:p>- Page body is moved into column successfully and appear in Site Layout Edit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3">
          <table:table-cell table:style-name="ce14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4" table:formula="of:=[.B12]" office:value-type="string" office:string-value="REG_PLF307_EXOGTN_002">
            <text:p>REG_PLF307_EXOGTN_002</text:p>
          </table:table-cell>
          <table:table-cell table:style-name="ce51" office:value-type="string">
            <text:p>Check Listeners are executed after updating a user's group</text:p>
          </table:table-cell>
          <table:table-cell table:style-name="ce59" office:value-type="string">
            <text:p>Step 1: Add exo.samples.Listner-1.0.0-SNAPSHOT.jar in to lib folder</text:p>
          </table:table-cell>
          <table:table-cell table:style-name="ce59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59" office:value-type="string">
            <text:p>Add fil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069</text:p>
            <text:p>EXOGTN-572</text:p>
          </table:table-cell>
          <table:table-cell table:style-name="ce59" office:value-type="string">
            <text:p>Listners are not executed after updating a user's group</text:p>
          </table:table-cell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4">
          <table:table-cell table:style-name="ce14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156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4" table:formula="of:=[.B13]" office:value-type="string" office:string-value="REG_PLF307_EXOGTN_002">
            <text:p>REG_PLF307_EXOGTN_002</text:p>
          </table:table-cell>
          <table:table-cell table:style-name="ce162" office:value-type="string">
            <text:p>Check Listners are executed after updating a user's group</text:p>
          </table:table-cell>
          <table:table-cell table:style-name="ce59" office:value-type="string">
            <text:p>Step 2: Check when edit group</text:p>
          </table:table-cell>
          <table:table-cell table:style-name="ce59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59" office:value-type="string">
            <text:p>- Edit group successfully</text:p>
            <text:p>- Show message alert before and after edit group in sever consol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44" table:formula="of:=[.B14]" office:value-type="string" office:string-value="REG_PLF307_EXOGTN_003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9" office:value-type="string">
            <text:p>Step 1: Check limit of porlet title length</text:p>
          </table:table-cell>
          <table:table-cell table:style-name="ce59" office:value-type="string">
            <text:p>- Login by admin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26</text:p>
            <text:p>EXOGTN-673</text:p>
          </table:table-cell>
          <table:table-cell table:style-name="ce59" office:value-type="string">
            <text:p>Remove limit of portlet title length</text:p>
          </table:table-cell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7">
          <table:table-cell table:style-name="ce14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156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44" table:formula="of:=[.B15]" office:value-type="string" office:string-value="REG_PLF307_EXOGTN_003">
            <text:p>REG_PLF307_EXOGTN_003</text:p>
          </table:table-cell>
          <table:table-cell table:style-name="ce161" office:value-type="string">
            <text:p>Check limit of portlet title length</text:p>
          </table:table-cell>
          <table:table-cell table:style-name="ce59" office:value-type="string">
            <text:p>Step 2: Edit portlet of page</text:p>
          </table:table-cell>
          <table:table-cell table:style-name="ce59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59" office:value-type="string">
            <text:p>- Edit title successfully and no message alert limits of portlet titl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3">
          <table:table-cell table:style-name="ce14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44" table:formula="of:=[.B16]" office:value-type="string" office:string-value="REG_PLF307_EXOGTN_004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60" office:value-type="string">
            <text:p>Step 1: Add exo-store-assets-portlet.war into folder</text:p>
          </table:table-cell>
          <table:table-cell table:style-name="ce60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0" office:value-type="string">
            <text:p>- Download and add fil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920</text:p>
            <text:p>EXOGTN_343</text:p>
          </table:table-cell>
          <table:table-cell table:style-name="ce59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office:value-type="string">
            <text:p>Update: Add file to server/default/deploy/</text:p>
            <text:p>in Jboss</text:p>
          </table:table-cell>
          <table:table-cell table:style-name="ce59" table:number-columns-repeated="241"/>
        </table:table-row>
        <table:table-row table:style-name="ro27">
          <table:table-cell table:style-name="ce14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44" table:formula="of:=[.B17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2: Add Light Box Tester to a category</text:p>
          </table:table-cell>
          <table:table-cell table:style-name="ce59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59" office:value-type="string">
            <text:p>- local._exo-store-assets-portlet.AssetManagementPortlet is displayed in list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/>
          <table:table-cell table:style-name="ce59" office:value-type="string">
            <text:p>TESTVN-5537</text:p>
          </table:table-cell>
          <table:table-cell table:style-name="ce59" table:number-columns-repeated="240"/>
        </table:table-row>
        <table:table-row table:style-name="ro17">
          <table:table-cell table:style-name="ce14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156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44" table:formula="of:=[.B18]" office:value-type="string" office:string-value="REG_PLF307_EXOGTN_004">
            <text:p>REG_PLF307_EXOGTN_004</text:p>
          </table:table-cell>
          <table:table-cell table:style-name="ce163" office:value-type="string">
            <text:p>eXo Javascript is conflicting with some JQuery extensions</text:p>
          </table:table-cell>
          <table:table-cell table:style-name="ce59" office:value-type="string">
            <text:p>Step 3: Add new page have local._exo-store-assets-portlet.AssetManagementPortlet</text:p>
          </table:table-cell>
          <table:table-cell table:style-name="ce59" office:value-type="string">
            <text:p>- Create a new page, add Light Box Tester portlet to the page</text:p>
            <text:p>- Click Save</text:p>
          </table:table-cell>
          <table:table-cell table:style-name="ce59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8">
          <table:table-cell table:style-name="ce14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4" office:value-type="string">
            <text:p>REG_PLF307_EXOGTN_005</text:p>
          </table:table-cell>
          <table:table-cell table:style-name="ce156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44" table:formula="of:=[.B19]" office:value-type="string" office:string-value="REG_PLF307_EXOGTN_005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9" office:value-type="string">
            <text:p>Step 1: Add new group with label less than 50 chars</text:p>
          </table:table-cell>
          <table:table-cell table:style-name="ce59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59" office:value-type="string">
            <text:p>- Show message alert: “The length of the text in field "Label" must be between "3" and "50" characters. ”</text:p>
          </table:table-cell>
          <table:table-cell table:style-name="ce59" office:value-type="string">
            <text:p>Medium</text:p>
          </table:table-cell>
          <table:table-cell table:style-name="ce52" office:value-type="string">
            <text:p>CCP_1126</text:p>
            <text:p>EXOGTN_672</text:p>
          </table:table-cell>
          <table:table-cell table:style-name="ce175" office:value-type="string">
            <text:p>show message alert that ax length of Group label is limited to 30 characters</text:p>
          </table:table-cell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25">
          <table:table-cell table:style-name="ce14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44" table:formula="of:=[.B20]" office:value-type="string" office:string-value="REG_PLF307_EXOGTN_006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9" office:value-type="string">
            <text:p>Step 1: Edit host name in OS</text:p>
          </table:table-cell>
          <table:table-cell table:style-name="ce59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59" office:value-type="string">
            <text:p>Edit host name successfully</text:p>
          </table:table-cell>
          <table:table-cell table:style-name="ce59" office:value-type="string">
            <text:p>High</text:p>
          </table:table-cell>
          <table:table-cell table:style-name="ce52" office:value-type="string">
            <text:p>CCP_1114</text:p>
            <text:p>EXOGTN_742</text:p>
          </table:table-cell>
          <table:table-cell table:style-name="ce59" office:value-type="string">
            <text:p>Problem with gadgets when the host name includes the word "portal"</text:p>
          </table:table-cell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44" table:formula="of:=[.B21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2: Add new page</text:p>
          </table:table-cell>
          <table:table-cell table:style-name="ce59" office:value-type="string">
            <text:p>- Run server</text:p>
            <text:p>- Login by root</text:p>
            <text:p>- Add new page with a portlet</text:p>
          </table:table-cell>
          <table:table-cell table:style-name="ce59" office:value-type="string">
            <text:p>- Add new page successfully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25">
          <table:table-cell table:style-name="ce14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156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44" table:formula="of:=[.B22]" office:value-type="string" office:string-value="REG_PLF307_EXOGTN_006">
            <text:p>REG_PLF307_EXOGTN_006</text:p>
          </table:table-cell>
          <table:table-cell table:style-name="ce59" office:value-type="string">
            <text:p>Check the gadgets when the host name includes the word "portal"</text:p>
          </table:table-cell>
          <table:table-cell table:style-name="ce59" office:value-type="string">
            <text:p>Step 3: Check the URL of page</text:p>
          </table:table-cell>
          <table:table-cell table:style-name="ce59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59" office:value-type="string">
            <text:p>- the gadgets are displayed without any problem.</text:p>
            <text:p>the gadgets are displayed without any problem.</text:p>
          </table:table-cell>
          <table:table-cell table:style-name="ce59" office:value-type="string">
            <text:p>High</text:p>
          </table:table-cell>
          <table:table-cell table:style-name="ce59"/>
          <table:table-cell table:style-name="ce59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59" office:value-type="string">
            <text:p>hang.nguyen</text:p>
          </table:table-cell>
          <table:table-cell table:number-columns-repeated="2" table:style-name="ce59" office:value-type="string">
            <text:p>Passed</text:p>
          </table:table-cell>
          <table:table-cell table:style-name="ce59" table:number-columns-repeated="242"/>
        </table:table-row>
        <table:table-row table:style-name="ro1" table:number-rows-repeated="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2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5];[.$L1])" office:value-type="float" office:value="0">
            <text:p>0</text:p>
          </table:table-cell>
          <table:table-cell table:style-name="ce171" table:formula="of:=COUNTIF([.M$7:.M$975];[.$L1])" office:value-type="float" office:value="4">
            <text:p>4</text:p>
          </table:table-cell>
          <table:table-cell table:style-name="ce171" table:formula="of:=COUNTIF([.N$7:.N$975];[.$L1])" office:value-type="float" office:value="4">
            <text:p>4</text:p>
          </table:table-cell>
          <table:table-cell table:style-name="ce171" table:formula="of:=COUNTIF([.O$7:.O$975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5];[.$L2])" office:value-type="float" office:value="0">
            <text:p>0</text:p>
          </table:table-cell>
          <table:table-cell table:style-name="ce171" table:formula="of:=COUNTIF([.M$7:.M$975];[.$L2])" office:value-type="float" office:value="0">
            <text:p>0</text:p>
          </table:table-cell>
          <table:table-cell table:style-name="ce171" table:formula="of:=COUNTIF([.N$7:.N$975];[.$L2])" office:value-type="float" office:value="0">
            <text:p>0</text:p>
          </table:table-cell>
          <table:table-cell table:style-name="ce171" table:formula="of:=COUNTIF([.O$7:.O$975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2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5];[.$L3])" office:value-type="float" office:value="0">
            <text:p>0</text:p>
          </table:table-cell>
          <table:table-cell table:style-name="ce171" table:formula="of:=COUNTIF([.M$7:.M$975];[.$L3])" office:value-type="float" office:value="0">
            <text:p>0</text:p>
          </table:table-cell>
          <table:table-cell table:style-name="ce171" table:formula="of:=COUNTIF([.N$7:.N$975];[.$L3])" office:value-type="float" office:value="0">
            <text:p>0</text:p>
          </table:table-cell>
          <table:table-cell table:style-name="ce171" table:formula="of:=COUNTIF([.O$7:.O$975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8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5];[.$L4])" office:value-type="float" office:value="0">
            <text:p>0</text:p>
          </table:table-cell>
          <table:table-cell table:style-name="ce171" table:formula="of:=COUNTIF([.M$7:.M$975];[.$L4])" office:value-type="float" office:value="0">
            <text:p>0</text:p>
          </table:table-cell>
          <table:table-cell table:style-name="ce171" table:formula="of:=COUNTIF([.N$7:.N$975];[.$L4])" office:value-type="float" office:value="0">
            <text:p>0</text:p>
          </table:table-cell>
          <table:table-cell table:style-name="ce171" table:formula="of:=COUNTIF([.O$7:.O$975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5];[.$L5])" office:value-type="float" office:value="0">
            <text:p>0</text:p>
          </table:table-cell>
          <table:table-cell table:style-name="ce171" table:formula="of:=COUNTIF([.M$7:.M$975];[.$L5])" office:value-type="float" office:value="0">
            <text:p>0</text:p>
          </table:table-cell>
          <table:table-cell table:style-name="ce171" table:formula="of:=COUNTIF([.N$7:.N$975];[.$L5])" office:value-type="float" office:value="0">
            <text:p>0</text:p>
          </table:table-cell>
          <table:table-cell table:style-name="ce171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29">
          <table:table-cell table:style-name="ce144" office:value-type="float" office:value="1">
            <text:p>001</text:p>
          </table:table-cell>
          <table:table-cell table:style-name="ce44" office:value-type="string">
            <text:p>REG_PLF308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8_EXOGTN_001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9" office:value-type="string">
            <text:p>Step 1: Add 3 node for navigation</text:p>
          </table:table-cell>
          <table:table-cell table:style-name="ce165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98" office:value-type="string">
            <text:p>- Add new node successfully</text:p>
          </table:table-cell>
          <table:table-cell table:style-name="ce59" office:value-type="string">
            <text:p>High</text:p>
          </table:table-cell>
          <table:table-cell table:style-name="ce58" office:value-type="string">
            <text:p>CCP_1155</text:p>
            <text:p>EEXOGTN-905</text:p>
          </table:table-cell>
          <table:table-cell table:style-name="ce161" office:value-type="string">
            <text:p>Problem when moving nodes of navigation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style-name="ce14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4" table:formula="of:=[.B8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2: Cut/Paste Node</text:p>
          </table:table-cell>
          <table:table-cell table:style-name="ce166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59" office:value-type="string">
            <text:p>- The node ( test2) is moved to new place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8">
          <table:table-cell table:style-name="ce14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8_EXOGTN_001</text:p>
          </table:table-cell>
          <table:table-cell table:style-name="ce15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4" table:formula="of:=[.B9]" office:value-type="string" office:string-value="REG_PLF308_EXOGTN_001">
            <text:p>REG_PLF308_EXOGTN_001</text:p>
          </table:table-cell>
          <table:table-cell table:style-name="ce89" office:value-type="string">
            <text:p>Check when move node in navigation</text:p>
          </table:table-cell>
          <table:table-cell table:style-name="ce59" office:value-type="string">
            <text:p>Step 3:Check the URI of node ( test3) after move node</text:p>
          </table:table-cell>
          <table:table-cell table:style-name="ce59" office:value-type="string">
            <text:p>- Select node ( test3) and right click , choose Edit this node</text:p>
          </table:table-cell>
          <table:table-cell table:style-name="ce59" office:value-type="string">
            <text:p>- URI of test3 page when editing the node is "test2/test3" </text:p>
          </table:table-cell>
          <table:table-cell table:style-name="ce59" office:value-type="string">
            <text:p>High</text:p>
          </table:table-cell>
          <table:table-cell table:style-name="ce59" table:number-columns-repeated="2"/>
          <table:table-cell table:style-name="ce5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27">
          <table:table-cell table:style-name="ce14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4" office:value-type="string">
            <text:p>REG_PLF308_EXOGTN_002</text:p>
          </table:table-cell>
          <table:table-cell table:style-name="ce15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44" table:formula="of:=[.B10]" office:value-type="string" office:string-value="REG_PLF308_EXOGTN_002">
            <text:p>REG_PLF308_EXOGTN_002</text:p>
          </table:table-cell>
          <table:table-cell table:style-name="ce51" office:value-type="string">
            <text:p>Check modify an english label in the Application registry</text:p>
          </table:table-cell>
          <table:table-cell table:style-name="ce59" office:value-type="string">
            <text:p>Step 1: Check modify label</text:p>
          </table:table-cell>
          <table:table-cell table:style-name="ce59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59" office:value-type="string">
            <text:p>- we found at the bottom of the right side the following sentence: "These are the default access permissions when using this component."</text:p>
          </table:table-cell>
          <table:table-cell table:style-name="ce62" office:value-type="string">
            <text:p>Medium</text:p>
          </table:table-cell>
          <table:table-cell table:style-name="ce58" office:value-type="string">
            <text:p>CCP_1158</text:p>
            <text:p>EXOGTN-906</text:p>
          </table:table-cell>
          <table:table-cell table:style-name="ce59" office:value-type="string">
            <text:p>Modification of English labels in Application registry</text:p>
          </table:table-cell>
          <table:table-cell table:style-name="ce62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59" table:number-columns-repeated="242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 table:number-rows-repeated="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3" table:style-name="ta1" table:print="false"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142"/>
          <table:table-cell table:style-name="ce146" office:value-type="string">
            <text:p>TEST CASES</text:p>
          </table:table-cell>
          <table:table-cell table:style-name="ce152"/>
          <table:table-cell table:style-name="ce147" table:number-columns-repeated="2"/>
          <table:table-cell table:style-name="ce59"/>
          <table:table-cell table:style-name="ce147" table:number-columns-repeated="3"/>
          <table:table-cell table:style-name="ce169"/>
          <table:table-cell table:style-name="ce147"/>
          <table:table-cell table:style-name="ce171" office:value-type="string">
            <text:p>Passed</text:p>
          </table:table-cell>
          <table:table-cell table:style-name="ce171" table:formula="of:=COUNTIF([.L$7:.L$973];[.$L1])" office:value-type="float" office:value="0">
            <text:p>0</text:p>
          </table:table-cell>
          <table:table-cell table:style-name="ce171" table:formula="of:=COUNTIF([.M$7:.M$973];[.$L1])" office:value-type="float" office:value="0">
            <text:p>0</text:p>
          </table:table-cell>
          <table:table-cell table:style-name="ce171" table:formula="of:=COUNTIF([.N$7:.N$973];[.$L1])" office:value-type="float" office:value="0">
            <text:p>0</text:p>
          </table:table-cell>
          <table:table-cell table:style-name="ce171" table:formula="of:=COUNTIF([.O$7:.O$973];[.$L1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7"/>
          <table:table-cell table:style-name="ce153"/>
          <table:table-cell table:style-name="ce147" table:number-columns-repeated="2"/>
          <table:table-cell table:style-name="ce59"/>
          <table:table-cell table:style-name="ce147" table:number-columns-repeated="3"/>
          <table:table-cell/>
          <table:table-cell table:style-name="ce147"/>
          <table:table-cell table:style-name="ce171" office:value-type="string">
            <text:p>Failed</text:p>
          </table:table-cell>
          <table:table-cell table:style-name="ce171" table:formula="of:=COUNTIF([.L$7:.L$973];[.$L2])" office:value-type="float" office:value="0">
            <text:p>0</text:p>
          </table:table-cell>
          <table:table-cell table:style-name="ce171" table:formula="of:=COUNTIF([.M$7:.M$973];[.$L2])" office:value-type="float" office:value="2">
            <text:p>2</text:p>
          </table:table-cell>
          <table:table-cell table:style-name="ce171" table:formula="of:=COUNTIF([.N$7:.N$973];[.$L2])" office:value-type="float" office:value="2">
            <text:p>2</text:p>
          </table:table-cell>
          <table:table-cell table:style-name="ce171" table:formula="of:=COUNTIF([.O$7:.O$973];[.$L2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4">
          <table:table-cell table:style-name="ce142"/>
          <table:table-cell table:style-name="ce148" office:value-type="string">
            <text:p>Function List Code:</text:p>
          </table:table-cell>
          <table:table-cell table:style-name="ce154" office:value-type="string" table:number-columns-spanned="3" table:number-rows-spanned="1">
            <text:p>Bugs on GTN 3.1.13 for regression test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71" office:value-type="string">
            <text:p>Blocked</text:p>
          </table:table-cell>
          <table:table-cell table:style-name="ce171" table:formula="of:=COUNTIF([.L$7:.L$973];[.$L3])" office:value-type="float" office:value="0">
            <text:p>0</text:p>
          </table:table-cell>
          <table:table-cell table:style-name="ce171" table:formula="of:=COUNTIF([.M$7:.M$973];[.$L3])" office:value-type="float" office:value="0">
            <text:p>0</text:p>
          </table:table-cell>
          <table:table-cell table:style-name="ce171" table:formula="of:=COUNTIF([.N$7:.N$973];[.$L3])" office:value-type="float" office:value="0">
            <text:p>0</text:p>
          </table:table-cell>
          <table:table-cell table:style-name="ce171" table:formula="of:=COUNTIF([.O$7:.O$973];[.$L3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7">
          <table:table-cell table:style-name="ce142"/>
          <table:table-cell table:style-name="ce148" office:value-type="string">
            <text:p>Total Main Cases:</text:p>
          </table:table-cell>
          <table:table-cell table:style-name="ce155" table:formula="of:=MAX([.A7:.A956])" office:value-type="float" office:value="2" table:number-columns-spanned="3" table:number-rows-spanned="1">
            <text:p>2</text:p>
          </table:table-cell>
          <table:covered-table-cell table:style-name="ce158"/>
          <table:covered-table-cell table:style-name="ce160"/>
          <table:table-cell table:style-name="ce59"/>
          <table:table-cell table:style-name="ce164"/>
          <table:table-cell table:style-name="ce167" table:number-columns-repeated="2"/>
          <table:table-cell/>
          <table:table-cell table:style-name="ce167"/>
          <table:table-cell table:style-name="ce169" office:value-type="string">
            <text:p>Untested</text:p>
          </table:table-cell>
          <table:table-cell table:style-name="ce171" table:formula="of:=COUNTIF([.L$7:.L$973];[.$L4])" office:value-type="float" office:value="0">
            <text:p>0</text:p>
          </table:table-cell>
          <table:table-cell table:style-name="ce171" table:formula="of:=COUNTIF([.M$7:.M$973];[.$L4])" office:value-type="float" office:value="0">
            <text:p>0</text:p>
          </table:table-cell>
          <table:table-cell table:style-name="ce171" table:formula="of:=COUNTIF([.N$7:.N$973];[.$L4])" office:value-type="float" office:value="0">
            <text:p>0</text:p>
          </table:table-cell>
          <table:table-cell table:style-name="ce171" table:formula="of:=COUNTIF([.O$7:.O$973];[.$L4])" office:value-type="float" office:value="0">
            <text:p>0</text:p>
          </table:table-cell>
          <table:table-cell table:style-name="ce169" table:number-columns-repeated="214"/>
          <table:table-cell table:number-columns-repeated="26"/>
        </table:table-row>
        <table:table-row table:style-name="ro1">
          <table:table-cell table:style-name="ce142"/>
          <table:table-cell table:style-name="ce149"/>
          <table:table-cell table:style-name="ce142"/>
          <table:table-cell table:style-name="ce159" table:number-columns-repeated="2"/>
          <table:table-cell table:style-name="ce159" office:value-type="string">
            <text:p><text:s/></text:p>
          </table:table-cell>
          <table:table-cell table:style-name="ce159" table:number-columns-repeated="3"/>
          <table:table-cell/>
          <table:table-cell table:style-name="ce159"/>
          <table:table-cell office:value-type="string">
            <text:p>N/A</text:p>
          </table:table-cell>
          <table:table-cell table:style-name="ce171" table:formula="of:=COUNTIF([.L$7:.L$973];[.$L5])" office:value-type="float" office:value="0">
            <text:p>0</text:p>
          </table:table-cell>
          <table:table-cell table:style-name="ce171" table:formula="of:=COUNTIF([.M$7:.M$973];[.$L5])" office:value-type="float" office:value="0">
            <text:p>0</text:p>
          </table:table-cell>
          <table:table-cell table:style-name="ce171" table:formula="of:=COUNTIF([.N$7:.N$973];[.$L5])" office:value-type="float" office:value="0">
            <text:p>0</text:p>
          </table:table-cell>
          <table:table-cell table:style-name="ce171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43" office:value-type="string">
            <text:p>Case No</text:p>
          </table:table-cell>
          <table:table-cell table:style-name="ce150" office:value-type="string">
            <text:p>Related function</text:p>
          </table:table-cell>
          <table:table-cell table:style-name="ce143" office:value-type="string">
            <text:p>Case ID</text:p>
          </table:table-cell>
          <table:table-cell table:style-name="ce150" office:value-type="string">
            <text:p>Path</text:p>
          </table:table-cell>
          <table:table-cell table:style-name="ce150" office:value-type="string">
            <text:p>Case Description</text:p>
          </table:table-cell>
          <table:table-cell table:style-name="ce150" office:value-type="string">
            <text:p>Step Description</text:p>
          </table:table-cell>
          <table:table-cell table:style-name="ce150" office:value-type="string">
            <text:p>Steps to produce</text:p>
          </table:table-cell>
          <table:table-cell table:style-name="ce150" office:value-type="string">
            <text:p>Expected Output</text:p>
          </table:table-cell>
          <table:table-cell table:style-name="ce150" office:value-type="string">
            <text:p>Priority</text:p>
          </table:table-cell>
          <table:table-cell table:style-name="ce150" office:value-type="string">
            <text:p>Link</text:p>
          </table:table-cell>
          <table:table-cell table:style-name="ce150" office:value-type="string">
            <text:p>Bug description</text:p>
          </table:table-cell>
          <table:table-cell table:style-name="ce150" office:value-type="string">
            <text:p>Tester</text:p>
          </table:table-cell>
          <table:table-cell table:style-name="ce172" office:value-type="string">
            <text:p>IE7</text:p>
          </table:table-cell>
          <table:table-cell table:style-name="ce172" office:value-type="string">
            <text:p>FireFox3.5</text:p>
          </table:table-cell>
          <table:table-cell table:style-name="ce172" office:value-type="string">
            <text:p>Comment/Bug</text:p>
          </table:table-cell>
          <table:table-cell table:style-name="ce172" table:number-columns-repeated="4"/>
          <table:table-cell table:style-name="ce164" table:number-columns-repeated="211"/>
          <table:table-cell table:style-name="ce159" table:number-columns-repeated="26"/>
        </table:table-row>
        <table:table-row table:style-name="ro23">
          <table:table-cell table:style-name="ce144" office:value-type="float" office:value="1">
            <text:p>001</text:p>
          </table:table-cell>
          <table:table-cell table:style-name="ce44" office:value-type="string">
            <text:p>REG_PLF309_EXOGTN_001</text:p>
          </table:table-cell>
          <table:table-cell table:style-name="ce156" office:value-type="float" office:value="1">
            <text:p>001</text:p>
          </table:table-cell>
          <table:table-cell table:style-name="ce44" table:formula="of:=[.B7]" office:value-type="string" office:string-value="REG_PLF309_EXOGTN_001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9" office:value-type="string">
            <text:p>Step 1: Check Drop-down box's for the membership </text:p>
          </table:table-cell>
          <table:table-cell table:style-name="ce165" office:value-type="string">
            <text:p>- Login by root</text:p>
            <text:p>- Go to the menu Manage users and groups</text:p>
            <text:p>- Go to Group Management</text:p>
            <text:p><text:span text:style-name="T4">- Select the </text:span><text:span text:style-name="T4">drop-down </text:span><text:span text:style-name="T4">box of </text:span><text:span text:style-name="T4">membership </text:span><text:span text:style-name="T4">type</text:span></text:p>
            <text:p/>
          </table:table-cell>
          <table:table-cell table:style-name="ce176" office:value-type="string">
            <text:p><text:span text:style-name="T6">The </text:span><text:span text:style-name="T6">membership </text:span><text:span text:style-name="T6">types are in </text:span><text:span text:style-name="T6">alphabet </text:span><text:span text:style-name="T6">order and "*" </text:span><text:span text:style-name="T6">at first </text:span><text:span text:style-name="T6">position in list </text:span></text:p>
            <text:p><text:span text:style-name="T6"/></text:p>
          </table:table-cell>
          <table:table-cell table:style-name="ce59" office:value-type="string">
            <text:p>Low</text:p>
          </table:table-cell>
          <table:table-cell table:style-name="ce58" office:value-type="string">
            <text:p>CCP_1155</text:p>
            <text:p>EXOGTN-695</text:p>
          </table:table-cell>
          <table:table-cell table:style-name="ce161" office:value-type="string">
            <text:p>Drop-down box's for the membership not in order</text:p>
          </table:table-cell>
          <table:table-cell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38</text:p>
          </table:table-cell>
          <table:table-cell table:number-columns-repeated="241"/>
        </table:table-row>
        <table:table-row table:style-name="ro23">
          <table:table-cell table:style-name="ce14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4" office:value-type="string">
            <text:p>REG_PLF309_EXOGTN_002</text:p>
          </table:table-cell>
          <table:table-cell table:style-name="ce15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4" table:formula="of:=[.B8]" office:value-type="string" office:string-value="REG_PLF309_EXOGTN_002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9" office:value-type="string">
            <text:p>Step 1: Check Login URL can be used to redirect to external sites</text:p>
          </table:table-cell>
          <table:table-cell table:style-name="ce166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59" office:value-type="string">
            <text:p>- It redirect to default page</text:p>
          </table:table-cell>
          <table:table-cell table:style-name="ce59" office:value-type="string">
            <text:p>Medium</text:p>
          </table:table-cell>
          <table:table-cell table:style-name="ce58" office:value-type="string">
            <text:p>CCP_1281</text:p>
            <text:p>EXOGTN-944</text:p>
          </table:table-cell>
          <table:table-cell table:style-name="ce59" office:value-type="string">
            <text:p>Login URL can be used to redirect to external sites</text:p>
          </table:table-cell>
          <table:table-cell table:style-name="ce59" office:value-type="string">
            <text:p>hang.nguyen</text:p>
          </table:table-cell>
          <table:table-cell table:number-columns-repeated="2" office:value-type="string">
            <text:p>Failed</text:p>
          </table:table-cell>
          <table:table-cell table:style-name="ce59" office:value-type="string">
            <text:p>TESTVN-5541</text:p>
          </table:table-cell>
          <table:table-cell table:style-name="ce59" table:number-columns-repeated="24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2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0"/>
          <table:table-cell table:style-name="ce59" table:number-columns-repeated="4"/>
          <table:table-cell table:style-name="ce58"/>
          <table:table-cell table:style-name="ce59" table:number-columns-repeated="246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161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2"/>
          <table:table-cell table:style-name="ce60" table:number-columns-repeated="3"/>
          <table:table-cell table:style-name="ce59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44"/>
          <table:table-cell table:style-name="ce163"/>
          <table:table-cell table:style-name="ce59" table:number-columns-repeated="251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3"/>
          <table:table-cell table:style-name="ce59" table:number-columns-repeated="4"/>
          <table:table-cell table:style-name="ce52"/>
          <table:table-cell table:style-name="ce175"/>
          <table:table-cell table:style-name="ce59" table:number-columns-repeated="245"/>
        </table:table-row>
        <table:table-row table:style-name="ro1">
          <table:table-cell table:style-name="ce144"/>
          <table:table-cell table:style-name="ce44"/>
          <table:table-cell table:style-name="ce156"/>
          <table:table-cell table:style-name="ce44"/>
          <table:table-cell table:style-name="ce54"/>
          <table:table-cell table:style-name="ce59" table:number-columns-repeated="4"/>
          <table:table-cell table:style-name="ce52"/>
          <table:table-cell table:style-name="ce59" table:number-columns-repeated="246"/>
        </table:table-row>
        <table:table-row table:style-name="ro1" table:number-rows-repeated="2">
          <table:table-cell table:style-name="ce144"/>
          <table:table-cell table:style-name="ce44"/>
          <table:table-cell table:style-name="ce156"/>
          <table:table-cell table:style-name="ce44"/>
          <table:table-cell table:style-name="ce59" table:number-columns-repeated="252"/>
        </table:table-row>
        <table:table-row table:style-name="ro1" table:number-rows-repeated="8">
          <table:table-cell table:style-name="ce142"/>
          <table:table-cell table:style-name="ce59"/>
          <table:table-cell table:style-name="ce142"/>
          <table:table-cell table:style-name="ce59" table:number-columns-repeated="253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8" table:default-cell-style-name="Default"/>
        <table:table-row table:style-name="ro20">
          <table:table-cell table:style-name="ce103" office:value-type="string" table:number-columns-spanned="4" table:number-rows-spanned="2">
            <text:p>GTN Regression Tests List</text:p>
            <text:p><text:span text:style-name="T5">Based on </text:span><text:span text:style-name="T5">document </text:span><text:span text:style-name="T5">version: </text:span><text:span text:style-name="T5">3.1.x</text:span></text:p>
          </table:table-cell>
          <table:covered-table-cell table:number-columns-repeated="2" table:style-name="ce103"/>
          <table:covered-table-cell table:style-name="ce116"/>
          <table:table-cell table:style-name="ce116"/>
          <table:table-cell table:style-name="ce114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0">
          <table:covered-table-cell table:number-columns-repeated="3" table:style-name="ce104"/>
          <table:covered-table-cell table:style-name="ce116"/>
          <table:table-cell table:style-name="ce116"/>
          <table:covered-table-cell table:style-name="ce120"/>
          <table:table-cell table:number-columns-repeated="250"/>
        </table:table-row>
        <table:table-row table:style-name="ro21">
          <table:table-cell table:style-name="ce105" office:value-type="string">
            <text:p>Id</text:p>
          </table:table-cell>
          <table:table-cell table:style-name="ce105" office:value-type="string">
            <text:p>Functional Group</text:p>
          </table:table-cell>
          <table:table-cell table:style-name="ce114" office:value-type="string">
            <text:p>Functionality</text:p>
          </table:table-cell>
          <table:table-cell table:style-name="ce114" office:value-type="string">
            <text:p>Functionality Summary</text:p>
          </table:table-cell>
          <table:table-cell table:style-name="ce114" office:value-type="string">
            <text:p>Product bugID</text:p>
          </table:table-cell>
          <table:covered-table-cell table:style-name="ce114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9</text:p>
          </table:table-cell>
          <table:covered-table-cell table:number-columns-repeated="2" table:style-name="ce109"/>
          <table:covered-table-cell table:number-columns-repeated="2" table:style-name="ce117"/>
          <table:covered-table-cell table:style-name="ce121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0" office:value-type="string">
            <text:p>EXOGTN</text:p>
          </table:table-cell>
          <table:table-cell table:style-name="ce110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22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0" office:value-type="string">
            <text:p>EXOGTN</text:p>
          </table:table-cell>
          <table:table-cell table:style-name="ce109"/>
          <table:table-cell table:style-name="ce51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2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0</text:p>
          </table:table-cell>
          <table:covered-table-cell table:style-name="ce111"/>
          <table:covered-table-cell table:number-columns-repeated="3" table:style-name="ce115"/>
          <table:covered-table-cell table:style-name="ce123"/>
          <table:table-cell table:number-columns-repeated="250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2" office:value-type="string">
            <text:p>EXOGTN</text:p>
          </table:table-cell>
          <table:table-cell table:style-name="ce112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2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24"/>
          <table:table-cell table:style-name="ce125" table:number-columns-repeated="244"/>
          <table:table-cell table:style-name="ce126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1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2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2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2" office:value-type="string">
            <text:p>EXOGTN</text:p>
          </table:table-cell>
          <table:table-cell table:style-name="ce109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2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2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2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2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2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2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2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2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2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2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6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2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8_EXOGTN_002</text:p>
          </table:table-cell>
          <table:table-cell table:style-name="ce112" office:value-type="string">
            <text:p>EXOGTN</text:p>
          </table:table-cell>
          <table:table-cell/>
          <table:table-cell table:style-name="ce51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2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6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1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2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9_EXOGTN_002</text:p>
          </table:table-cell>
          <table:table-cell table:style-name="ce112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2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47"/>
          <table:table-cell table:number-columns-repeated="2"/>
          <table:table-cell table:style-name="ce118"/>
          <table:table-cell table:style-name="ce119"/>
          <table:table-cell table:style-name="ce121"/>
          <table:table-cell table:number-columns-repeated="250"/>
        </table:table-row>
        <table:table-row table:style-name="ro1">
          <table:table-cell table:style-name="ce44"/>
          <table:table-cell table:number-columns-repeated="2"/>
          <table:table-cell table:style-name="ce89"/>
          <table:table-cell table:style-name="ce59"/>
          <table:table-cell table:style-name="ce121"/>
          <table:table-cell table:number-columns-repeated="250"/>
        </table:table-row>
        <table:table-row table:style-name="ro1">
          <table:table-cell table:style-name="ce44"/>
          <table:table-cell table:number-columns-repeated="2"/>
          <table:table-cell table:style-name="ce89"/>
          <table:table-cell table:style-name="ce59"/>
          <table:table-cell table:style-name="ce121"/>
          <table:table-cell table:number-columns-repeated="250"/>
        </table:table-row>
        <table:table-row table:style-name="ro22">
          <table:table-cell table:style-name="ce107" office:value-type="string" table:number-columns-spanned="5" table:number-rows-spanned="1">
            <text:p>Total</text:p>
          </table:table-cell>
          <table:covered-table-cell table:number-columns-repeated="3" table:style-name="ce113"/>
          <table:covered-table-cell table:style-name="ce109"/>
          <table:table-cell table:style-name="ce107" table:formula="of:=SUM([.F4:.F27])" office:value-type="float" office:value="16">
            <text:p>16</text:p>
          </table:table-cell>
          <table:table-cell table:style-name="ce108" table:number-columns-repeated="245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style-name="ce108" table:number-columns-repeated="251"/>
          <table:table-cell table:number-columns-repeated="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2:0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2T12:05:58.67</dc:date>
    <meta:print-date>2008-06-17T00:45:47</meta:print-date>
    <dc:language>en-US</dc:language>
    <meta:editing-cycles>1080</meta:editing-cycles>
    <meta:editing-duration>P15DT20H7M24S</meta:editing-duration>
    <meta:document-statistic meta:table-count="8" meta:cell-count="934" meta:object-count="1"/>
    <meta:user-defined meta:name="Info 1"/>
    <meta:user-defined meta:name="Info 2"/>
    <meta:user-defined meta:name="Info 3"/>
    <meta:user-defined meta:name="Info 4"/>
  </office:meta>
</office:document-meta>
</file>